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2300d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280099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6b0094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66330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6b2394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000000" draw:opacity="20%" draw:textarea-horizontal-align="justify" draw:textarea-vertical-align="middle" draw:auto-grow-height="false" draw:shadow-opacity="20%"/>
    </style:style>
    <style:style style:name="gr14" style:family="graphic" style:parent-style-name="standard">
      <style:graphic-properties draw:fill="solid" draw:fill-color="#ffff99" draw:opacity="20%" draw:textarea-horizontal-align="justify" draw:textarea-vertical-align="middle" draw:auto-grow-height="false" draw:shadow-opacity="20%"/>
    </style:style>
    <style:style style:name="gr15" style:family="graphic" style:parent-style-name="standard">
      <style:graphic-properties draw:fill="solid" draw:fill-color="#33cc66" draw:opacity="30%" draw:textarea-horizontal-align="justify" draw:textarea-vertical-align="middle" draw:auto-grow-height="false" draw:shadow-opacity="30%"/>
    </style:style>
    <style:style style:name="gr16" style:family="graphic" style:parent-style-name="standard">
      <style:graphic-properties draw:fill="solid" draw:fill-color="#b80047" draw:opacity="30%" draw:textarea-horizontal-align="justify" draw:textarea-vertical-align="middle" draw:auto-grow-height="false" draw:shadow-opacity="30%"/>
    </style:style>
    <style:style style:name="gr17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true" fo:min-height="12.15cm" fo:min-width="0cm"/>
      <style:paragraph-properties style:writing-mode="tb-rl"/>
    </style:style>
    <style:style style:name="gr18" style:family="graphic" style:parent-style-name="standard">
      <style:graphic-properties draw:stroke="solid" svg:stroke-width="0.7cm" svg:stroke-color="#000000" draw:marker-start-width="1.25cm" draw:marker-end-width="1.25cm" draw:fill="solid" draw:fill-color="#ffffff" draw:textarea-horizontal-align="left" draw:textarea-vertical-align="middle" draw:auto-grow-height="true" draw:auto-grow-width="true" fo:min-height="2.804cm" fo:min-width="0cm" fo:padding-top="0.475cm" fo:padding-bottom="0.475cm" fo:padding-left="0.6cm" fo:padding-right="0.6cm" draw:shadow="hidden"/>
    </style:style>
    <style:style style:name="gr19" style:family="graphic" style:parent-style-name="standard" style:list-style-name="L1">
      <style:graphic-properties draw:stroke="solid" draw:stroke-dash="Dash_20_1" svg:stroke-width="0.7cm" svg:stroke-color="#000000" draw:marker-start="" draw:marker-start-width="1.25cm" draw:marker-start-center="false" draw:marker-end="" draw:marker-end-width="1.2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right" draw:textarea-vertical-align="top" draw:auto-grow-height="true" draw:auto-grow-width="true" draw:fit-to-size="false" draw:fit-to-contour="false" fo:max-height="0cm" fo:max-width="0cm" fo:min-height="0cm" fo:min-width="0cm" fo:padding-top="0.475cm" fo:padding-bottom="0.475cm" fo:padding-left="0.6cm" fo:padding-right="0.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solid" draw:stroke-dash="Dash_20_1" svg:stroke-width="0.7cm" svg:stroke-color="#000000" draw:marker-start="" draw:marker-start-width="1.25cm" draw:marker-start-center="false" draw:marker-end="" draw:marker-end-width="1.2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right" draw:textarea-vertical-align="top" draw:auto-grow-height="true" draw:auto-grow-width="true" draw:fit-to-size="false" draw:fit-to-contour="false" fo:max-height="0cm" fo:max-width="0cm" fo:min-height="0cm" fo:min-width="0cm" fo:padding-top="0.475cm" fo:padding-bottom="0.475cm" fo:padding-left="0.6cm" fo:padding-right="0.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>
      <style:graphic-properties draw:stroke="none" svg:stroke-width="0.7cm" svg:stroke-color="#000000" draw:marker-start-width="1.25cm" draw:marker-end-width="1.25cm" draw:fill="solid" draw:fill-color="#ffffff" draw:textarea-horizontal-align="left" draw:textarea-vertical-align="middle" draw:auto-grow-height="true" draw:auto-grow-width="true" fo:min-height="2.804cm" fo:min-width="0cm" fo:padding-top="0.475cm" fo:padding-bottom="0.475cm" fo:padding-left="0.6cm" fo:padding-right="0.6cm" draw:shadow="hidden"/>
    </style:style>
    <style:style style:name="gr22" style:family="graphic" style:parent-style-name="standard" style:list-style-name="L1">
      <style:graphic-properties draw:stroke="none" draw:stroke-dash="Dash_20_1" svg:stroke-width="0.7cm" svg:stroke-color="#000000" draw:marker-start="" draw:marker-start-width="1.25cm" draw:marker-start-center="false" draw:marker-end="" draw:marker-end-width="1.2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right" draw:textarea-vertical-align="top" draw:auto-grow-height="true" draw:auto-grow-width="true" draw:fit-to-size="false" draw:fit-to-contour="false" fo:max-height="0cm" fo:max-width="0cm" fo:min-height="0cm" fo:min-width="0cm" fo:padding-top="0.475cm" fo:padding-bottom="0.475cm" fo:padding-left="0.6cm" fo:padding-right="0.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="none" draw:stroke-dash="Dash_20_1" svg:stroke-width="0.7cm" svg:stroke-color="#000000" draw:marker-start="" draw:marker-start-width="1.25cm" draw:marker-start-center="false" draw:marker-end="" draw:marker-end-width="1.2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right" draw:textarea-vertical-align="top" draw:auto-grow-height="true" draw:auto-grow-width="true" draw:fit-to-size="false" draw:fit-to-contour="false" fo:max-height="0cm" fo:max-width="0cm" fo:min-height="0cm" fo:min-width="0cm" fo:padding-top="0.475cm" fo:padding-bottom="0.475cm" fo:padding-left="0.6cm" fo:padding-right="0.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6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7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28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9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30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31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32" style:family="graphic" style:parent-style-name="standard" style:list-style-name="L1">
      <style:graphic-properties draw:stroke="solid" draw:stroke-dash="Dash_20_1" svg:stroke-width="0.2cm" svg:stroke-color="#00ffff" draw:marker-start="" draw:marker-start-width="0.5cm" draw:marker-start-center="false" draw:marker-end="" draw:marker-end-width="0.5cm" draw:marker-end-center="false" svg:stroke-opacity="100%" draw:stroke-linejoin="round" draw:fill="none" draw:fill-color="#00ffff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3" style:family="graphic" style:parent-style-name="standard" style:list-style-name="L1">
      <style:graphic-properties draw:stroke="solid" draw:stroke-dash="Dash_20_1" svg:stroke-width="0.2cm" svg:stroke-color="#00ffff" draw:marker-start="" draw:marker-start-width="0.5cm" draw:marker-start-center="false" draw:marker-end="" draw:marker-end-width="0.5cm" draw:marker-end-center="false" svg:stroke-opacity="100%" draw:stroke-linejoin="round" draw:fill="none" draw:fill-color="#00ffff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4" style:family="graphic" style:parent-style-name="standard" style:list-style-name="L1">
      <style:graphic-properties draw:stroke="solid" draw:stroke-dash="Dash_20_1" svg:stroke-width="0.2cm" svg:stroke-color="#00ffff" draw:marker-start="" draw:marker-start-width="0.5cm" draw:marker-start-center="false" draw:marker-end="" draw:marker-end-width="0.5cm" draw:marker-end-center="false" svg:stroke-opacity="100%" draw:stroke-linejoin="round" draw:fill="none" draw:fill-color="#00ffff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5" style:family="graphic" style:parent-style-name="standard" style:list-style-name="L1">
      <style:graphic-properties draw:stroke="solid" draw:stroke-dash="Dash_20_1" svg:stroke-width="0.2cm" svg:stroke-color="#00ffff" draw:marker-start="" draw:marker-start-width="0.5cm" draw:marker-start-center="false" draw:marker-end="" draw:marker-end-width="0.5cm" draw:marker-end-center="false" svg:stroke-opacity="100%" draw:stroke-linejoin="round" draw:fill="none" draw:fill-color="#00ffff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6" style:family="graphic" style:parent-style-name="standard" style:list-style-name="L1">
      <style:graphic-properties draw:stroke="solid" draw:stroke-dash="Dash_20_1" svg:stroke-width="0.2cm" svg:stroke-color="#00ffff" draw:marker-start="" draw:marker-start-width="0.5cm" draw:marker-start-center="false" draw:marker-end="" draw:marker-end-width="0.5cm" draw:marker-end-center="false" svg:stroke-opacity="100%" draw:stroke-linejoin="round" draw:fill="none" draw:fill-color="#00ffff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7" style:family="graphic" style:parent-style-name="standard" style:list-style-name="L1">
      <style:graphic-properties draw:stroke="solid" draw:stroke-dash="Dash_20_1" svg:stroke-width="0.2cm" svg:stroke-color="#00ffff" draw:marker-start="" draw:marker-start-width="0.5cm" draw:marker-start-center="false" draw:marker-end="" draw:marker-end-width="0.5cm" draw:marker-end-center="false" svg:stroke-opacity="100%" draw:stroke-linejoin="round" draw:fill="none" draw:fill-color="#00ffff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8" style:family="graphic" style:parent-style-name="standard" style:list-style-name="L1">
      <style:graphic-properties draw:stroke="solid" draw:stroke-dash="Dash_20_1" svg:stroke-width="0.2cm" svg:stroke-color="#00ffff" draw:marker-start="" draw:marker-start-width="0.5cm" draw:marker-start-center="false" draw:marker-end="" draw:marker-end-width="0.5cm" draw:marker-end-center="false" svg:stroke-opacity="100%" draw:stroke-linejoin="round" draw:fill="none" draw:fill-color="#00ffff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9" style:family="graphic" style:parent-style-name="standard" style:list-style-name="L1">
      <style:graphic-properties draw:stroke="solid" draw:stroke-dash="Dash_20_1" svg:stroke-width="0.2cm" svg:stroke-color="#00ffff" draw:marker-start="" draw:marker-start-width="0.5cm" draw:marker-start-center="false" draw:marker-end="" draw:marker-end-width="0.5cm" draw:marker-end-center="false" svg:stroke-opacity="100%" draw:stroke-linejoin="round" draw:fill="none" draw:fill-color="#00ffff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0" style:family="graphic" style:parent-style-name="standard" style:list-style-name="L1">
      <style:graphic-properties draw:stroke="solid" draw:stroke-dash="Dash_20_1" svg:stroke-width="0.2cm" svg:stroke-color="#00ffff" draw:marker-start="" draw:marker-start-width="0.5cm" draw:marker-start-center="false" draw:marker-end="" draw:marker-end-width="0.5cm" draw:marker-end-center="false" svg:stroke-opacity="100%" draw:stroke-linejoin="round" draw:fill="none" draw:fill-color="#00ffff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1" style:family="graphic" style:parent-style-name="standard" style:list-style-name="L1">
      <style:graphic-properties draw:stroke="solid" draw:stroke-dash="Dash_20_1" svg:stroke-width="0.2cm" svg:stroke-color="#00ffff" draw:marker-start="" draw:marker-start-width="0.5cm" draw:marker-start-center="false" draw:marker-end="" draw:marker-end-width="0.5cm" draw:marker-end-center="false" svg:stroke-opacity="100%" draw:stroke-linejoin="round" draw:fill="none" draw:fill-color="#00ffff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2" style:family="graphic" style:parent-style-name="standard" style:list-style-name="L1">
      <style:graphic-properties draw:stroke="solid" draw:stroke-dash="Dash_20_1" svg:stroke-width="0.2cm" svg:stroke-color="#00ffff" draw:marker-start="" draw:marker-start-width="0.5cm" draw:marker-start-center="false" draw:marker-end="" draw:marker-end-width="0.5cm" draw:marker-end-center="false" svg:stroke-opacity="100%" draw:stroke-linejoin="round" draw:fill="none" draw:fill-color="#00ffff" draw:secondary-fill-color="#cfe7e5" draw:fill-gradient-name="Gradient_20_7" draw:gradient-step-count="0" draw:fill-hatch-name="Hatching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style:writing-mode="tb-rl"/>
      <style:text-properties fo:color="#c0c0c0" fo:font-family="'ＭＳ ゴシック'" style:font-family-generic="modern" style:font-pitch="fixed" fo:font-size="66pt" style:font-family-asian="'ＭＳ ゴシック'" style:font-family-generic-asian="modern" style:font-pitch-asian="fixed" style:font-size-asian="66pt" style:font-size-complex="66pt"/>
    </style:style>
    <style:style style:name="P3" style:family="paragraph">
      <style:paragraph-properties fo:text-align="center"/>
      <style:text-properties fo:color="#ffffff" fo:font-size="96pt" fo:font-weight="bold" style:font-size-asian="96pt" style:font-weight-asian="bold" style:font-size-complex="96pt" style:font-weight-complex="bold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ＭＳ Ｐゴシック'" style:font-family-generic-asian="system" style:font-pitch-asian="variable" style:font-size-asian="18pt" style:language-asian="ja" style:country-asian="JP" style:font-style-asian="normal" style:font-weight-asian="bold" style:font-family-complex="Mangal" style:font-family-generic-complex="system" style:font-pitch-complex="variable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5" style:family="paragraph">
      <style:paragraph-properties style:writing-mode="tb-rl"/>
      <style:text-properties fo:color="#ffffff" fo:font-family="'ＭＳ ゴシック'" style:font-family-generic="modern" style:font-pitch="fixed" fo:font-size="66pt" style:font-family-asian="'ＭＳ ゴシック'" style:font-family-generic-asian="modern" style:font-pitch-asian="fixed" style:font-size-asian="66pt" style:font-size-complex="66pt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color="#00ffff" style:text-outline="false" style:text-line-through-style="none" style:text-position="0% 100%" fo:font-family="Arial" style:font-family-generic="roman" style:font-pitch="variable" fo:font-size="160pt" fo:letter-spacing="1.058cm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ＭＳ Ｐゴシック'" style:font-family-generic-asian="system" style:font-pitch-asian="variable" style:font-size-asian="160pt" style:language-asian="ja" style:country-asian="JP" style:font-style-asian="normal" style:font-weight-asian="normal" style:font-family-complex="Mangal" style:font-family-generic-complex="system" style:font-pitch-complex="variable" style:font-size-complex="16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style:paragraph-properties fo:text-align="center"/>
      <style:text-properties fo:color="#e6e6ff" fo:font-family="'Calibri Light'" style:font-family-generic="swiss" style:font-pitch="variable" fo:font-size="110pt" style:font-size-asian="110pt" style:font-size-complex="110pt"/>
    </style:style>
    <style:style style:name="T1" style:family="text">
      <style:text-properties fo:color="#c0c0c0" fo:font-family="'ＭＳ ゴシック'" style:font-family-generic="modern" style:font-pitch="fixed" fo:font-size="66pt" style:font-family-asian="'ＭＳ ゴシック'" style:font-family-generic-asian="modern" style:font-pitch-asian="fixed" style:font-size-asian="66pt" style:font-size-complex="66pt"/>
    </style:style>
    <style:style style:name="T2" style:family="text">
      <style:text-properties fo:color="#ffffff" fo:font-family="'ＭＳ ゴシック'" style:font-family-generic="modern" style:font-pitch="fixed" fo:font-size="66pt" style:font-family-asian="'ＭＳ ゴシック'" style:font-family-generic-asian="modern" style:font-pitch-asian="fixed" style:font-size-asian="66pt" style:font-size-complex="66pt"/>
    </style:style>
    <style:style style:name="T3" style:family="text">
      <style:text-properties fo:color="#ffffff" fo:font-family="'ＭＳ ゴシック'" style:font-family-generic="modern" style:font-pitch="fixed" fo:font-size="40pt" style:font-family-asian="'ＭＳ ゴシック'" style:font-family-generic-asian="modern" style:font-pitch-asian="fixed" style:font-size-asian="40pt" style:font-size-complex="40pt"/>
    </style:style>
    <style:style style:name="T4" style:family="text">
      <style:text-properties fo:color="#ff0000" fo:font-family="'ＭＳ ゴシック'" style:font-family-generic="modern" style:font-pitch="fixed" fo:font-size="66pt" style:font-family-asian="'ＭＳ ゴシック'" style:font-family-generic-asian="modern" style:font-pitch-asian="fixed" style:font-size-asian="66pt" style:font-size-complex="66pt"/>
    </style:style>
    <style:style style:name="T5" style:family="text">
      <style:text-properties fo:color="#000000" fo:font-family="'ＭＳ ゴシック'" style:font-family-generic="modern" style:font-pitch="fixed" fo:font-size="66pt" style:font-family-asian="'ＭＳ ゴシック'" style:font-family-generic-asian="modern" style:font-pitch-asian="fixed" style:font-size-asian="66pt" style:font-size-complex="66pt"/>
    </style:style>
    <style:style style:name="T6" style:family="text">
      <style:text-properties fo:color="#e6e6ff" fo:font-family="'Calibri Light'" style:font-family-generic="swiss" style:font-pitch="variable" fo:font-size="110pt" style:font-size-asian="110pt" style:font-size-complex="1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7.7cm" svg:height="18.3cm" svg:x="1cm" svg:y="1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cm" svg:height="12.798cm" svg:x="1.5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6cm" svg:height="12.798cm" svg:x="25.6cm" svg:y="4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6cm" svg:height="12.798cm" svg:x="23.2cm" svg:y="4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6cm" svg:height="12.798cm" svg:x="21cm" svg:y="4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6cm" svg:height="12.798cm" svg:x="18.5cm" svg:y="4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6cm" svg:height="12.798cm" svg:x="13.5cm" svg:y="4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6cm" svg:height="12.798cm" svg:x="11.1cm" svg:y="4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6cm" svg:height="12.798cm" svg:x="3.9cm" svg:y="4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6cm" svg:height="12.798cm" svg:x="8.8cm" svg:y="4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6cm" svg:height="12.798cm" svg:x="6.3cm" svg:y="4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6cm" svg:height="12.798cm" svg:x="16cm" svg:y="4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6.7cm" svg:height="2.3cm" svg:x="1.5cm" svg:y="7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6.7cm" svg:height="2.3cm" svg:x="1.5cm" svg:y="9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6.7cm" svg:height="2.3cm" svg:x="1.5cm" svg:y="11.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6.7cm" svg:height="2.3cm" svg:x="1.5cm" svg:y="14.2cm">
          <text:p/>
          <draw:enhanced-geometry svg:viewBox="0 0 21600 21600" draw:type="rectangle" draw:enhanced-path="M 0 0 L 21600 0 21600 21600 0 21600 0 0 Z N"/>
        </draw:custom-shape>
        <draw:frame draw:style-name="gr17" draw:text-style-name="P2" draw:layer="layout" svg:width="29.361cm" svg:height="12.9cm" svg:x="-1.005cm" svg:y="4.8cm">
          <draw:text-box>
            <text:p text:style-name="P2"><text:span text:style-name="T1">ン</text:span></text:p>
            <text:p text:style-name="P2"><text:span text:style-name="T1">ワ★◎☆ヲ</text:span></text:p>
            <text:p text:style-name="P2"><text:span text:style-name="T1">ラ <text:s text:c="3"/>レロ</text:span></text:p>
            <text:p text:style-name="P2"><text:span text:style-name="T1">ヤ●ユ□ヨ</text:span></text:p>
            <text:p text:style-name="P2"><text:span text:style-name="T1">マミムメモハヒフヘホ</text:span></text:p>
            <text:p text:style-name="P2"><text:span text:style-name="T1">ナニヌネノタチツテ</text:span></text:p>
            <text:p text:style-name="P2"><text:span text:style-name="T1">サシスエソカキクケコ</text:span></text:p>
            <text:p text:style-name="P2"><text:span text:style-name="T1">アイウエオ</text:span></text:p>
            <text:p text:style-name="P2"><text:span text:style-name="T1"/></text:p>
          </draw:text-box>
        </draw:frame>
        <draw:path draw:style-name="gr18" draw:text-style-name="P3" draw:layer="layout" svg:width="3.952cm" svg:height="5.87cm" svg:x="8.8cm" svg:y="12.4cm" svg:viewBox="0 0 3953 5871" svg:d="m2992 4082c-969-477-1719-793-2249-948v2737h-743v-5397h586c263 28 315 131 157 309v1577c829 237 1697 577 2605 1020zm-449-1614c-324-382-641-702-952-962l409-330c333 242 655 567 966 973zm207-181c-253-312-561-624-924-937l408-329c332 223 645 539 940 949z">
          <text:p/>
        </draw:path>
        <draw:g>
          <draw:path draw:style-name="gr19" draw:text-style-name="P4" draw:layer="layout" svg:width="2.888cm" svg:height="4.603cm" svg:x="20.694cm" svg:y="6.2cm" svg:viewBox="0 0 2889 4604" svg:d="m2822 2227c0 1098-524 1890-1571 2377l-477-434c947-444 1427-1099 1441-1965v-2205h509c180 46 213 131 98 254zm-2215 2501h-607v-2540h525c184 24 211 109 82 253z">
            <text:p/>
          </draw:path>
          <draw:path draw:style-name="gr20" draw:text-style-name="P4" draw:layer="layout" svg:width="5.036cm" svg:height="4.152cm" svg:x="19.661cm" svg:y="11.33cm" svg:viewBox="0 0 5037 4153" svg:d="m2994 3183c569-237 1131-725 1685-1462l358 463c-558 776-1257 1330-2096 1662l-204 92-393-294 43-138v-3506h511c164 46 197 130 96 251zm-2994 3576c717-710 1075-1566 1075-2568v-1022h511c165 45 197 129 96 251v750c0 1219-397 2191-1191 2915z">
            <text:p/>
          </draw:path>
        </draw:g>
        <draw:path draw:style-name="gr21" draw:text-style-name="P3" draw:layer="layout" svg:width="3.952cm" svg:height="5.87cm" svg:x="8.802cm" svg:y="12.4cm" svg:viewBox="0 0 3953 5871" svg:d="m2992 4082c-969-477-1719-793-2249-948v2737h-743v-5397h586c263 28 315 131 157 309v1577c829 237 1697 577 2605 1020zm-449-1614c-324-382-641-702-952-962l409-330c333 242 655 567 966 973zm207-181c-253-312-561-624-924-937l408-329c332 223 645 539 940 949z">
          <text:p/>
        </draw:path>
        <draw:g>
          <draw:path draw:style-name="gr22" draw:text-style-name="P4" draw:layer="layout" svg:width="2.888cm" svg:height="4.603cm" svg:x="20.695cm" svg:y="6.2cm" svg:viewBox="0 0 2889 4604" svg:d="m2822 2227c0 1098-524 1890-1571 2377l-477-434c947-444 1427-1099 1441-1965v-2205h509c180 46 213 131 98 254zm-2215 2501h-607v-2540h525c184 24 211 109 82 253z">
            <text:p/>
          </draw:path>
          <draw:path draw:style-name="gr23" draw:text-style-name="P4" draw:layer="layout" svg:width="5.036cm" svg:height="4.152cm" svg:x="19.663cm" svg:y="11.33cm" svg:viewBox="0 0 5037 4153" svg:d="m2994 3183c569-237 1131-725 1685-1462l358 463c-558 776-1257 1330-2096 1662l-204 92-393-294 43-138v-3506h511c164 46 197 130 96 251zm-2994 3576c717-710 1075-1566 1075-2568v-1022h511c165 45 197 129 96 251v750c0 1219-397 2191-1191 2915z">
            <text:p/>
          </draw:path>
        </draw:g>
      </draw:page>
      <draw:page draw:name="page2" draw:style-name="dp1" draw:master-page-name="標準">
        <draw:custom-shape draw:style-name="gr1" draw:text-style-name="P1" draw:layer="layout" svg:width="27.7cm" svg:height="18.3cm" svg:x="1cm" svg:y="1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cm" svg:height="12.798cm" svg:x="1.5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6cm" svg:height="12.798cm" svg:x="25.6cm" svg:y="4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6cm" svg:height="12.798cm" svg:x="23.2cm" svg:y="4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6cm" svg:height="12.798cm" svg:x="21cm" svg:y="4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6cm" svg:height="12.798cm" svg:x="18.5cm" svg:y="4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6cm" svg:height="12.798cm" svg:x="13.5cm" svg:y="4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6cm" svg:height="12.798cm" svg:x="11.1cm" svg:y="4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6cm" svg:height="12.798cm" svg:x="3.9cm" svg:y="4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6cm" svg:height="12.798cm" svg:x="8.8cm" svg:y="4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6cm" svg:height="12.798cm" svg:x="6.3cm" svg:y="4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6cm" svg:height="12.798cm" svg:x="16cm" svg:y="4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6.7cm" svg:height="2.3cm" svg:x="1.5cm" svg:y="7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6.7cm" svg:height="2.3cm" svg:x="1.5cm" svg:y="9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6.7cm" svg:height="2.3cm" svg:x="1.5cm" svg:y="11.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6.7cm" svg:height="2.3cm" svg:x="1.5cm" svg:y="14.2cm">
          <text:p/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29.361cm" svg:height="12.9cm" svg:x="-1.005cm" svg:y="4.8cm">
          <draw:text-box>
            <text:p text:style-name="P5"><text:span text:style-name="T2">ン</text:span></text:p>
            <text:p text:style-name="P5"><text:span text:style-name="T2">ワ★◎☆ヲ</text:span></text:p>
            <text:p text:style-name="P5"><text:span text:style-name="T2">ラリルレロ</text:span></text:p>
            <text:p text:style-name="P5"><text:span text:style-name="T2">ヤ●ユ□ヨ</text:span></text:p>
            <text:p text:style-name="P5"><text:span text:style-name="T2">マミムメモハヒフヘホ</text:span></text:p>
            <text:p text:style-name="P5"><text:span text:style-name="T2">ナニヌネノタチツテト</text:span></text:p>
            <text:p text:style-name="P5"><text:span text:style-name="T2">サシスエソカキクケコ</text:span></text:p>
            <text:p text:style-name="P5"><text:span text:style-name="T2">アイウエオ</text:span></text:p>
            <text:p text:style-name="P5"><text:span text:style-name="T2"/></text:p>
          </draw:text-box>
        </draw:frame>
      </draw:page>
      <draw:page draw:name="page3" draw:style-name="dp1" draw:master-page-name="標準">
        <draw:custom-shape draw:style-name="gr1" draw:text-style-name="P1" draw:layer="layout" svg:width="27.7cm" svg:height="18.3cm" svg:x="1cm" svg:y="1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cm" svg:height="12.798cm" svg:x="1.5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6cm" svg:height="12.798cm" svg:x="25.6cm" svg:y="4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6cm" svg:height="12.798cm" svg:x="23.2cm" svg:y="4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6cm" svg:height="12.798cm" svg:x="21cm" svg:y="4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6cm" svg:height="12.798cm" svg:x="18.5cm" svg:y="4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6cm" svg:height="12.798cm" svg:x="13.5cm" svg:y="4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6cm" svg:height="12.798cm" svg:x="11.1cm" svg:y="4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6cm" svg:height="12.798cm" svg:x="3.9cm" svg:y="4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6cm" svg:height="12.798cm" svg:x="8.8cm" svg:y="4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6cm" svg:height="12.798cm" svg:x="6.3cm" svg:y="4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6cm" svg:height="12.798cm" svg:x="16cm" svg:y="4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6.7cm" svg:height="2.3cm" svg:x="1.5cm" svg:y="7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6.7cm" svg:height="2.3cm" svg:x="1.5cm" svg:y="9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6.7cm" svg:height="2.3cm" svg:x="1.5cm" svg:y="11.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6.7cm" svg:height="2.3cm" svg:x="1.5cm" svg:y="14.2cm">
          <text:p/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26.956cm" svg:height="12.9cm" svg:x="1.4cm" svg:y="4.8cm">
          <draw:text-box>
            <text:p text:style-name="P5"><text:span text:style-name="T2">ん</text:span></text:p>
            <text:p text:style-name="P5"><text:span text:style-name="T2">わ★◎☆を</text:span></text:p>
            <text:p text:style-name="P5"><text:span text:style-name="T2">らりるれろ</text:span></text:p>
            <text:p text:style-name="P5"><text:span text:style-name="T2">や●ゆ□よ</text:span></text:p>
            <text:p text:style-name="P5"><text:span text:style-name="T2">まみむめも</text:span></text:p>
            <text:p text:style-name="P5"><text:span text:style-name="T2">はひふへほ</text:span></text:p>
            <text:p text:style-name="P5"><text:span text:style-name="T2">なにぬねの</text:span></text:p>
            <text:p text:style-name="P5"><text:span text:style-name="T2">たちつてと</text:span></text:p>
            <text:p text:style-name="P5"><text:span text:style-name="T2">さしすせそ</text:span></text:p>
            <text:p text:style-name="P5"><text:span text:style-name="T2">かきくけこ</text:span></text:p>
            <text:p text:style-name="P5"><text:span text:style-name="T2">あいうえお</text:span></text:p>
          </draw:text-box>
        </draw:frame>
      </draw:page>
      <draw:page draw:name="page4" draw:style-name="dp1" draw:master-page-name="標準">
        <draw:custom-shape draw:style-name="gr1" draw:text-style-name="P1" draw:layer="layout" svg:width="27.7cm" svg:height="18.3cm" svg:x="1cm" svg:y="1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cm" svg:height="12.798cm" svg:x="1.5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6cm" svg:height="12.798cm" svg:x="25.6cm" svg:y="4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6cm" svg:height="12.798cm" svg:x="23.2cm" svg:y="4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6cm" svg:height="12.798cm" svg:x="21cm" svg:y="4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6cm" svg:height="12.798cm" svg:x="18.5cm" svg:y="4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6cm" svg:height="12.798cm" svg:x="13.5cm" svg:y="4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6cm" svg:height="12.798cm" svg:x="11.1cm" svg:y="4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6cm" svg:height="12.798cm" svg:x="3.9cm" svg:y="4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6cm" svg:height="12.798cm" svg:x="8.8cm" svg:y="4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6cm" svg:height="12.798cm" svg:x="6.3cm" svg:y="4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6cm" svg:height="12.798cm" svg:x="16cm" svg:y="4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6.7cm" svg:height="2.3cm" svg:x="1.5cm" svg:y="7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6.7cm" svg:height="2.3cm" svg:x="1.5cm" svg:y="9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6.7cm" svg:height="2.3cm" svg:x="1.5cm" svg:y="11.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6.7cm" svg:height="2.3cm" svg:x="1.5cm" svg:y="14.2cm">
          <text:p/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26.012cm" svg:height="12.9cm" svg:x="2.344cm" svg:y="4.8cm">
          <draw:text-box>
            <text:p text:style-name="P5"><text:span text:style-name="T2">ん、、。。</text:span></text:p>
            <text:p text:style-name="P5"><text:span text:style-name="T2">わっっっを</text:span></text:p>
            <text:p text:style-name="P5"><text:span text:style-name="T3">ょ　ょ</text:span><text:span text:style-name="T2">ーーー</text:span></text:p>
            <text:p text:style-name="P5"><text:span text:style-name="T3">ゃ　ゃ　ゅ　ゅ</text:span><text:span text:style-name="T2">ー</text:span></text:p>
            <text:p text:style-name="P5"><text:span text:style-name="T2">、、、、、</text:span></text:p>
            <text:p text:style-name="P5"><text:span text:style-name="T2">ぱぴぷぺぽ</text:span></text:p>
            <text:p text:style-name="P5"><text:span text:style-name="T2">ばびぶべぼ</text:span></text:p>
            <text:p text:style-name="P5"><text:span text:style-name="T2">だぢづでど</text:span></text:p>
            <text:p text:style-name="P5"><text:span text:style-name="T2">ざじずぜぞがぎぐげご</text:span></text:p>
            <text:p text:style-name="P5"><text:span text:style-name="T3">ぁ　ぃ　ぅぇ　ぉ</text:span></text:p>
          </draw:text-box>
        </draw:frame>
      </draw:page>
      <draw:page draw:name="page5" draw:style-name="dp1" draw:master-page-name="標準">
        <draw:custom-shape draw:style-name="gr1" draw:text-style-name="P1" draw:layer="layout" svg:width="27.7cm" svg:height="18.3cm" svg:x="1cm" svg:y="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cm" svg:height="12.798cm" svg:x="1.5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6cm" svg:height="12.798cm" svg:x="25.6cm" svg:y="4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6cm" svg:height="12.798cm" svg:x="23.2cm" svg:y="4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6cm" svg:height="12.798cm" svg:x="21cm" svg:y="4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6cm" svg:height="12.798cm" svg:x="18.5cm" svg:y="4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6cm" svg:height="12.798cm" svg:x="13.5cm" svg:y="4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6cm" svg:height="12.798cm" svg:x="11.1cm" svg:y="4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6cm" svg:height="12.798cm" svg:x="3.9cm" svg:y="4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6cm" svg:height="12.798cm" svg:x="8.8cm" svg:y="4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6cm" svg:height="12.798cm" svg:x="6.3cm" svg:y="4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6cm" svg:height="12.798cm" svg:x="16cm" svg:y="4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6.7cm" svg:height="2.3cm" svg:x="1.5cm" svg:y="7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6.7cm" svg:height="2.3cm" svg:x="1.5cm" svg:y="9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6.7cm" svg:height="2.3cm" svg:x="1.5cm" svg:y="11.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6.7cm" svg:height="2.3cm" svg:x="1.5cm" svg:y="14.2cm">
          <text:p/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26.956cm" svg:height="12.9cm" svg:x="1.4cm" svg:y="4.8cm">
          <draw:text-box>
            <text:p text:style-name="P5"><text:span text:style-name="T2">ん</text:span></text:p>
            <text:p text:style-name="P5"><text:span text:style-name="T2">わ★◎☆を</text:span></text:p>
            <text:p text:style-name="P5"><text:span text:style-name="T2">らりるれろ</text:span></text:p>
            <text:p text:style-name="P5"><text:span text:style-name="T2">や</text:span><text:span text:style-name="T4">●</text:span><text:span text:style-name="T2">ゆ□よ</text:span></text:p>
            <text:p text:style-name="P5"><text:span text:style-name="T2">まみむめも</text:span></text:p>
            <text:p text:style-name="P5"><text:span text:style-name="T2">はひふへほ</text:span></text:p>
            <text:p text:style-name="P5"><text:span text:style-name="T2">なにぬねの</text:span></text:p>
            <text:p text:style-name="P5"><text:span text:style-name="T2">たちつてと</text:span></text:p>
            <text:p text:style-name="P5"><text:span text:style-name="T2">さしすせそ</text:span></text:p>
            <text:p text:style-name="P5"><text:span text:style-name="T2">かきくけこ</text:span></text:p>
            <text:p text:style-name="P5"><text:span text:style-name="T2">あいうえお</text:span></text:p>
          </draw:text-box>
        </draw:frame>
        <draw:custom-shape draw:style-name="gr24" draw:text-style-name="P1" draw:layer="layout" svg:width="2.8cm" svg:height="2.8cm" svg:x="1.3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2.8cm" svg:height="2.8cm" svg:x="11.2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2.8cm" svg:height="2.8cm" svg:x="6.2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2.8cm" svg:height="2.8cm" svg:x="23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2.8cm" svg:height="2.8cm" svg:x="20.6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2.8cm" svg:height="2.8cm" svg:x="15.9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2.8cm" svg:height="2.8cm" svg:x="13.3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2.8cm" svg:height="2.8cm" svg:x="11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2.8cm" svg:height="2.8cm" svg:x="8.5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2.8cm" svg:height="2.8cm" svg:x="6.1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2.8cm" svg:height="2.8cm" svg:x="3.6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標準">
        <draw:custom-shape draw:style-name="gr1" draw:text-style-name="P1" draw:layer="layout" svg:width="27.7cm" svg:height="18.3cm" svg:x="1cm" svg:y="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cm" svg:height="12.798cm" svg:x="1.5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6cm" svg:height="12.798cm" svg:x="25.6cm" svg:y="4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6cm" svg:height="12.798cm" svg:x="23.2cm" svg:y="4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6cm" svg:height="12.798cm" svg:x="21cm" svg:y="4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6cm" svg:height="12.798cm" svg:x="18.5cm" svg:y="4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6cm" svg:height="12.798cm" svg:x="13.5cm" svg:y="4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6cm" svg:height="12.798cm" svg:x="11.1cm" svg:y="4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6cm" svg:height="12.798cm" svg:x="3.9cm" svg:y="4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6cm" svg:height="12.798cm" svg:x="8.8cm" svg:y="4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6cm" svg:height="12.798cm" svg:x="6.3cm" svg:y="4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6cm" svg:height="12.798cm" svg:x="16cm" svg:y="4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6.7cm" svg:height="2.3cm" svg:x="1.5cm" svg:y="7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6.7cm" svg:height="2.3cm" svg:x="1.5cm" svg:y="9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6.7cm" svg:height="2.3cm" svg:x="1.5cm" svg:y="11.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6.7cm" svg:height="2.3cm" svg:x="1.5cm" svg:y="14.2cm">
          <text:p/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26.956cm" svg:height="12.9cm" svg:x="1.4cm" svg:y="4.8cm">
          <draw:text-box>
            <text:p text:style-name="P5"><text:span text:style-name="T2">ん</text:span></text:p>
            <text:p text:style-name="P5"><text:span text:style-name="T2">わ★◎☆を</text:span></text:p>
            <text:p text:style-name="P5"><text:span text:style-name="T2">らりるれろ</text:span></text:p>
            <text:p text:style-name="P5"><text:span text:style-name="T2">や</text:span><text:span text:style-name="T4">●</text:span><text:span text:style-name="T2">ゆ□よ</text:span></text:p>
            <text:p text:style-name="P5"><text:span text:style-name="T2">まみむめも</text:span></text:p>
            <text:p text:style-name="P5"><text:span text:style-name="T2">はひふへほ</text:span></text:p>
            <text:p text:style-name="P5"><text:span text:style-name="T2">なにぬねの</text:span></text:p>
            <text:p text:style-name="P5"><text:span text:style-name="T2">たちつてと</text:span></text:p>
            <text:p text:style-name="P5"><text:span text:style-name="T2">さしすせそ</text:span></text:p>
            <text:p text:style-name="P5"><text:span text:style-name="T2">かきくけこ</text:span></text:p>
            <text:p text:style-name="P5"><text:span text:style-name="T2">あいうえお</text:span></text:p>
          </draw:text-box>
        </draw:frame>
        <draw:custom-shape draw:style-name="gr24" draw:text-style-name="P1" draw:layer="layout" svg:width="2.8cm" svg:height="2.8cm" svg:x="1.3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2.8cm" svg:height="2.8cm" svg:x="11.2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2.8cm" svg:height="2.8cm" svg:x="6.2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2.8cm" svg:height="2.8cm" svg:x="23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2.8cm" svg:height="2.8cm" svg:x="20.6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2.8cm" svg:height="2.8cm" svg:x="15.9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2.8cm" svg:height="2.8cm" svg:x="13.3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2.8cm" svg:height="2.8cm" svg:x="11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2.8cm" svg:height="2.8cm" svg:x="8.5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2.8cm" svg:height="2.8cm" svg:x="6.1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2.8cm" svg:height="2.8cm" svg:x="3.6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2.8cm" svg:height="2.8cm" svg:x="6.3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2.8cm" svg:height="2.8cm" svg:x="3.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2.8cm" svg:height="2.8cm" svg:x="3.5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2.8cm" svg:height="2.8cm" svg:x="1.1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2.8cm" svg:height="2.8cm" svg:x="21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2.8cm" svg:height="2.8cm" svg:x="20.7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2.8cm" svg:height="2.8cm" svg:x="18.3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2.8cm" svg:height="2.8cm" svg:x="11.1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2.8cm" svg:height="2.8cm" svg:x="1.3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2.8cm" svg:height="2.8cm" svg:x="16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2.8cm" svg:height="2.8cm" svg:x="8.5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標準">
        <draw:custom-shape draw:style-name="gr1" draw:text-style-name="P1" draw:layer="layout" svg:width="27.7cm" svg:height="18.3cm" svg:x="1cm" svg:y="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cm" svg:height="12.798cm" svg:x="1.5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6cm" svg:height="12.798cm" svg:x="25.6cm" svg:y="4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6cm" svg:height="12.798cm" svg:x="23.2cm" svg:y="4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6cm" svg:height="12.798cm" svg:x="21cm" svg:y="4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6cm" svg:height="12.798cm" svg:x="18.5cm" svg:y="4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6cm" svg:height="12.798cm" svg:x="13.5cm" svg:y="4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6cm" svg:height="12.798cm" svg:x="11.1cm" svg:y="4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6cm" svg:height="12.798cm" svg:x="3.9cm" svg:y="4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6cm" svg:height="12.798cm" svg:x="8.8cm" svg:y="4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6cm" svg:height="12.798cm" svg:x="6.3cm" svg:y="4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6cm" svg:height="12.798cm" svg:x="16cm" svg:y="4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6.7cm" svg:height="2.3cm" svg:x="1.5cm" svg:y="7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6.7cm" svg:height="2.3cm" svg:x="1.5cm" svg:y="9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6.7cm" svg:height="2.3cm" svg:x="1.5cm" svg:y="11.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6.7cm" svg:height="2.3cm" svg:x="1.5cm" svg:y="14.2cm">
          <text:p/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26.956cm" svg:height="12.9cm" svg:x="1.4cm" svg:y="4.8cm">
          <draw:text-box>
            <text:p text:style-name="P5"><text:span text:style-name="T2">ん</text:span></text:p>
            <text:p text:style-name="P5"><text:span text:style-name="T2">わ★◎☆を</text:span></text:p>
            <text:p text:style-name="P5"><text:span text:style-name="T2">らりるれろ</text:span></text:p>
            <text:p text:style-name="P5"><text:span text:style-name="T2">や</text:span><text:span text:style-name="T5">●</text:span><text:span text:style-name="T2">ゆ□よ</text:span></text:p>
            <text:p text:style-name="P5"><text:span text:style-name="T2">まみむめも</text:span></text:p>
            <text:p text:style-name="P5"><text:span text:style-name="T2">はひふへほ</text:span></text:p>
            <text:p text:style-name="P5"><text:span text:style-name="T2">なにぬねの</text:span></text:p>
            <text:p text:style-name="P5"><text:span text:style-name="T2">たちつてと</text:span></text:p>
            <text:p text:style-name="P5"><text:span text:style-name="T2">さしすせそ</text:span></text:p>
            <text:p text:style-name="P5"><text:span text:style-name="T2">かきくけこ</text:span></text:p>
            <text:p text:style-name="P5"><text:span text:style-name="T2">あいうえお</text:span></text:p>
          </draw:text-box>
        </draw:frame>
        <draw:custom-shape draw:style-name="gr25" draw:text-style-name="P1" draw:layer="layout" svg:width="2.8cm" svg:height="2.8cm" svg:x="11.1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2.8cm" svg:height="2.8cm" svg:x="11.1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2.8cm" svg:height="2.8cm" svg:x="8.7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2.8cm" svg:height="2.8cm" svg:x="20.7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2.8cm" svg:height="2.8cm" svg:x="20.9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2.8cm" svg:height="2.8cm" svg:x="16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2.8cm" svg:height="2.8cm" svg:x="13.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2.8cm" svg:height="2.8cm" svg:x="11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2.8cm" svg:height="2.8cm" svg:x="8.6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2.8cm" svg:height="2.8cm" svg:x="6.2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2.8cm" svg:height="2.8cm" svg:x="13.4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2.8cm" svg:height="2.8cm" svg:x="23.2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2.8cm" svg:height="2.8cm" svg:x="1.2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2.8cm" svg:height="2.8cm" svg:x="1.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2.8cm" svg:height="2.8cm" svg:x="3.6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2.8cm" svg:height="2.8cm" svg:x="20.6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標準">
        <draw:g>
          <draw:path draw:style-name="gr32" draw:text-style-name="P6" draw:layer="layout" svg:width="1.487cm" svg:height="4.056cm" svg:x="4.345cm" svg:y="5.078cm" svg:viewBox="0 0 1488 4057" svg:d="m1488 4057h-496v-3161c-119 114-276 227-470 341s-368 200-522 257v-480c277-130 520-288 728-474s354-365 440-540h320z">
            <text:p/>
          </draw:path>
          <draw:path draw:style-name="gr33" draw:text-style-name="P6" draw:layer="layout" svg:width="2.67cm" svg:height="4.056cm" svg:x="8.603cm" svg:y="5.078cm" svg:viewBox="0 0 2671 4057" svg:d="m2671 3580v477h-2671c-3-120 16-235 58-345 68-182 177-361 327-537s366-381 649-612c439-360 736-645 890-856s232-409 232-596c0-197-71-363-211-498s-324-202-550-202c-239 0-430 71-573 215s-216 341-218 595l-510-53c35-380 166-670 394-869s534-299 918-299c388 0 694 107 920 322s339 482 339 800c0 161-33 320-99 476s-176 321-329 494-409 409-765 711c-298 250-489 419-573 508s-154 179-210 269z">
            <text:p/>
          </draw:path>
          <draw:path draw:style-name="gr34" draw:text-style-name="P6" draw:layer="layout" svg:width="2.645cm" svg:height="4.127cm" svg:x="13.373cm" svg:y="5.078cm" svg:viewBox="0 0 2646 4128" svg:d="m0 2990 496-66c57 281 154 484 291 608s303 186 500 186c233 0 430-81 591-243s241-362 241-601c0-227-74-415-223-563s-338-222-568-222c-93 0-210 18-350 55l55-435c34 3 60 5 80 5 212 0 402-55 571-165s253-280 253-510c0-182-61-333-184-452s-282-179-477-179c-193 0-354 60-482 182s-212 303-248 545l-496-88c60-332 198-590 413-773s482-274 802-274c220 0 423 47 609 142s327 224 426 387 147 337 147 521c0 175-47 333-140 477s-233 257-416 341c238 56 424 170 556 344s199 390 199 651c0 353-129 652-386 897s-583 368-976 368c-354 0-649-105-883-317s-368-485-401-821z">
            <text:p/>
          </draw:path>
          <draw:path draw:style-name="gr35" draw:text-style-name="P6" draw:layer="layout" svg:width="2.793cm" svg:height="4.039cm" svg:x="17.912cm" svg:y="5.095cm" svg:viewBox="0 0 2794 4040" svg:d="m1753 4040c0-322 0-645 0-967-585 0-1169 0-1753 0 0-152 0-303 0-455 615-873 1229-1745 1844-2618 135 0 270 0 405 0 0 873 0 1745 0 2618 182 0 364 0 545 0 0 152 0 303 0 455-181 0-363 0-545 0 0 322 0 645 0 967-166 0-331 0-496 0zm0-1422c0-607 0-1214 0-1822-422 608-844 1215-1265 1822 421 0 843 0 1265 0z">
            <text:p/>
          </draw:path>
          <draw:path draw:style-name="gr36" draw:text-style-name="P6" draw:layer="layout" svg:width="2.678cm" svg:height="4.053cm" svg:x="22.777cm" svg:y="5.15cm" svg:viewBox="0 0 2679 4054" svg:d="m0 2927 521-44c38 253 128 444 269 571s310 192 508 192c239 0 441-90 606-270s248-419 248-717c0-283-79-506-238-669s-367-246-624-246c-160 0-304 37-433 109s-230 167-303 283l-466-61 392-2075h2009v474h-1613l-217 1086c242-169 497-254 763-254 353 0 650 122 893 367s364 558 364 942c0 366-107 682-320 948-259 327-613 491-1061 491-367 0-667-103-900-309s-365-478-398-818z">
            <text:p/>
          </draw:path>
          <draw:path draw:style-name="gr37" draw:text-style-name="P6" draw:layer="layout" svg:width="2.667cm" svg:height="4.125cm" svg:x="2.373cm" svg:y="11.382cm" svg:viewBox="0 0 2668 4126" svg:d="m2596 1006-493 38c-44-194-107-336-188-424-134-141-299-212-496-212-158 0-296 44-416 132-156 114-279 280-369 499s-137 530-141 934c120-182 266-317 438-405s354-132 543-132c331 0 613 122 845 365s349 558 349 944c0 253-55 489-164 707s-260 384-451 500-408 174-650 174c-414 0-751-153-1012-457s-391-805-391-1503c0-781 144-1348 433-1703 251-309 590-463 1017-463 317 0 578 89 781 267s325 425 365 739zm-2026 1742c0 170 37 334 109 490s174 275 305 357 267 123 410 123c210 0 390-85 541-254s226-399 226-689c0-279-75-499-224-660s-336-241-562-241c-224 0-414 80-570 241s-235 372-235 633z">
            <text:p/>
          </draw:path>
          <draw:path draw:style-name="gr38" draw:text-style-name="P6" draw:layer="layout" svg:width="2.614cm" svg:height="3.987cm" svg:x="7.131cm" svg:y="11.451cm" svg:viewBox="0 0 2615 3988" svg:d="m0 477v-477h2615v386c-257 274-512 637-764 1091s-448 921-586 1400c-99 338-163 708-190 1111h-510c5-318 68-702 187-1152s291-884 514-1302 461-771 713-1057z">
            <text:p/>
          </draw:path>
          <draw:path draw:style-name="gr39" draw:text-style-name="P6" draw:layer="layout" svg:width="2.661cm" svg:height="4.125cm" svg:x="11.796cm" svg:y="11.382cm" svg:viewBox="0 0 2662 4126" svg:d="m769 1866c-206-76-358-183-458-323s-148-307-148-501c0-294 105-541 317-742s492-300 843-300c353 0 636 102 851 307s323 455 323 748c0 188-49 351-148 490s-247 245-447 321c248 81 436 211 566 391s194 395 194 645c0 345-122 636-366 871s-566 353-965 353-720-119-964-355-367-530-367-883c0-263 67-483 200-660s323-298 569-362zm-99-841c0 191 61 347 184 469s283 182 480 182c191 0 348-61 470-181s183-268 183-442c0-182-63-335-189-459s-282-186-470-186c-189 0-346 60-471 182s-187 266-187 435zm-160 1866c0 141 33 278 100 411s167 234 299 307 275 109 428 109c237 0 432-77 587-229s231-346 231-582c0-238-79-436-238-592s-358-234-597-234c-233 0-427 77-580 231s-230 347-230 579z">
            <text:p/>
          </draw:path>
          <draw:path draw:style-name="gr40" draw:text-style-name="P6" draw:layer="layout" svg:width="2.656cm" svg:height="4.125cm" svg:x="16.505cm" svg:y="11.382cm" svg:viewBox="0 0 2657 4126" svg:d="m74 3122 477-44c41 224 118 387 232 488s260 152 438 152c152 0 286-35 401-105s209-163 282-280 135-274 185-472 74-401 74-607c0-22-1-55-2-99-100 158-235 286-407 385s-358 147-558 147c-334 0-617-121-849-364s-347-562-347-959c0-410 121-739 362-989s545-375 908-375c263 0 503 71 721 212s383 343 496 605 170 641 170 1137c0 516-56 927-168 1233s-279 539-501 699-481 240-778 240c-316 0-574-88-775-264s-320-422-361-740zm2031-1783c0-284-75-510-227-678s-334-250-547-250c-220 0-412 90-576 270s-245 413-245 700c0 257 77 466 233 627s346 241 574 241c230 0 419-81 567-241s221-384 221-669z">
            <text:p/>
          </draw:path>
          <draw:path draw:style-name="gr41" draw:text-style-name="P6" draw:layer="layout" svg:width="1.487cm" svg:height="4.056cm" svg:x="21.589cm" svg:y="11.382cm" svg:viewBox="0 0 1488 4057" svg:d="m1488 4057h-496v-3161c-119 114-276 227-470 341s-368 200-522 257v-480c277-130 520-288 728-474s354-365 440-540h320z">
            <text:p/>
          </draw:path>
          <draw:path draw:style-name="gr42" draw:text-style-name="P6" draw:layer="layout" svg:width="2.634cm" svg:height="4.125cm" svg:x="24.345cm" svg:y="11.382cm" svg:viewBox="0 0 2635 4126" svg:d="m0 2064c0-478 49-862 147-1153s245-516 439-674 437-237 731-237c217 0 407 44 571 131s298 213 405 377 190 365 251 601 91 555 91 955c0 474-49 857-146 1148s-243 516-437 675-439 239-735 239c-389 0-695-140-917-419-267-337-400-884-400-1643zm510 0c0 663 77 1105 233 1324s346 330 574 330 420-111 575-331 233-661 233-1323c0-665-78-1107-233-1325s-349-328-580-328c-228 0-410 96-546 289-171 246-256 701-256 1364z">
            <text:p/>
          </draw:path>
        </draw:g>
      </draw:page>
      <draw:page draw:name="page9" draw:style-name="dp1" draw:master-page-name="標準">
        <draw:frame draw:style-name="gr43" draw:text-style-name="P7" draw:layer="layout" svg:width="26.799cm" svg:height="9.725cm" svg:x="1.601cm" svg:y="5.375cm">
          <draw:text-box>
            <text:p text:style-name="P1"><text:span text:style-name="T6">ABCDEFHIJKLMN</text:span></text:p>
            <text:p text:style-name="P1"><text:span text:style-name="T6">OPQRSTUVWXYZ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gradient draw:name="Gradient_20_8" draw:display-name="Gradient 8" draw:style="linear" draw:start-color="#808080" draw:end-color="#ffffff" draw:start-intensity="100%" draw:end-intensity="100%" draw:angle="0" draw:border="0%"/>
    <draw:hatch draw:name="Hatching_20_91" draw:display-name="Hatching 9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16T07:59:21.17</meta:creation-date>
    <meta:print-date>2014-04-06T13:00:35.37</meta:print-date>
    <dc:date>2014-05-07T08:09:38.37</dc:date>
    <meta:editing-duration>P2DT1H13M2S</meta:editing-duration>
    <meta:editing-cycles>8</meta:editing-cycles>
    <meta:generator>LibreOffice/3.4$Win32 LibreOffice_project/340m1$Build-203</meta:generator>
    <meta:document-statistic meta:object-count="189"/>
  </office:meta>
</office:document-meta>
</file>